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5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Expositor</text:p>
          </table:table-cell>
          <table:table-cell office:value-type="string" calcext:value-type="string">
            <text:p>Posicao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Quantidade </text:p>
          </table:table-cell>
        </table:table-row>
        <table:table-row table:style-name="ro1">
          <table:table-cell office:value-type="float" office:value="1063250" calcext:value-type="float">
            <text:p>106325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821" calcext:value-type="float">
            <text:p>10898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119" calcext:value-type="float">
            <text:p>106811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3183" calcext:value-type="float">
            <text:p>109318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738" calcext:value-type="float">
            <text:p>106673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6588" calcext:value-type="float">
            <text:p>109658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683" calcext:value-type="float">
            <text:p>106068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138" calcext:value-type="float">
            <text:p>107713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6668" calcext:value-type="float">
            <text:p>109666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3024" calcext:value-type="float">
            <text:p>11030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7427" calcext:value-type="float">
            <text:p>108742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4620" calcext:value-type="float">
            <text:p>10646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304" calcext:value-type="float">
            <text:p>106030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Metro Quadrado</text:p>
          </table:table-cell>
          <table:table-cell office:value-type="float" office:value="61776" calcext:value-type="float">
            <text:p>61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221" calcext:value-type="float">
            <text:p>11202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410" calcext:value-type="float">
            <text:p>10634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4726" calcext:value-type="float">
            <text:p>106472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135" calcext:value-type="float">
            <text:p>10611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4176" calcext:value-type="float">
            <text:p>106417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229" calcext:value-type="float">
            <text:p>106222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4946" calcext:value-type="float">
            <text:p>106494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8774" calcext:value-type="float">
            <text:p>112877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tro Quadrado</text:p>
          </table:table-cell>
          <table:table-cell office:value-type="float" office:value="5008766" calcext:value-type="float">
            <text:p>50087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6423" calcext:value-type="float">
            <text:p>111642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tro Quadrado</text:p>
          </table:table-cell>
          <table:table-cell office:value-type="float" office:value="5008769" calcext:value-type="float">
            <text:p>500876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5">
          <table:table-cell table:style-name="Default"/>
          <table:table-cell table:style-name="ce1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6:54:44.10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9T16:51:44.737000000</meta:creation-date>
    <dc:date>2023-10-05T16:55:21.341000000</dc:date>
    <meta:editing-duration>PT7M50S</meta:editing-duration>
    <meta:editing-cycles>7</meta:editing-cycles>
    <meta:generator>LibreOffice/6.0.5.2$Windows_X86_64 LibreOffice_project/54c8cbb85f300ac59db32fe8a675ff7683cd5a16</meta:generator>
    <meta:document-statistic meta:table-count="1" meta:cell-count="124" meta:object-count="0"/>
  </office:meta>
</office:document-meta>
</file>